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6pt" officeooo:rsid="0015b8e8" officeooo:paragraph-rsid="00079903" style:font-size-asian="16pt" style:font-size-complex="16pt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fo:font-size="16pt" officeooo:rsid="0012b487" officeooo:paragraph-rsid="0012b487" style:font-size-asian="16pt" style:font-size-complex="16pt"/>
    </style:style>
    <style:style style:name="P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6pt" officeooo:paragraph-rsid="00079903" style:font-size-asian="16pt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079903" style:font-size-asian="16pt" style:font-size-complex="16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0ac50d" style:font-size-asian="16pt" style:font-size-complex="16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173b96" style:font-size-asian="16pt" style:font-size-complex="16pt"/>
    </style:style>
    <style:style style:name="P7" style:family="paragraph" style:parent-style-name="Standard">
      <style:paragraph-properties fo:margin-left="1.251cm" fo:margin-right="0cm" fo:line-height="150%" fo:text-align="justify" style:justify-single-word="false" fo:text-indent="0cm" style:auto-text-indent="false" fo:break-before="page"/>
      <style:text-properties style:font-name="Arial" fo:font-size="16pt" officeooo:paragraph-rsid="00173b96" style:font-size-asian="16pt" style:font-size-complex="16pt"/>
    </style:style>
    <style:style style:name="P8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Arial" fo:font-size="16pt" officeooo:paragraph-rsid="0010fa2e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6pt" fo:font-weight="normal" officeooo:rsid="0014b99c" officeooo:paragraph-rsid="00079903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6pt" fo:font-weight="normal" officeooo:rsid="0012b487" officeooo:paragraph-rsid="0012b48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ize="16pt" fo:font-weight="normal" officeooo:rsid="0012b487" officeooo:paragraph-rsid="0012b487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6pt" fo:font-weight="normal" officeooo:rsid="00173b96" officeooo:paragraph-rsid="00173b96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6pt" fo:font-weight="normal" officeooo:paragraph-rsid="0007990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6pt" fo:font-weight="normal" officeooo:paragraph-rsid="00079903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6pt" fo:font-weight="normal" officeooo:paragraph-rsid="0007e11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paragraph-rsid="0007990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6pt" fo:font-weight="bold" officeooo:paragraph-rsid="0007990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1.251cm" fo:margin-right="0cm" fo:line-height="150%" fo:text-align="end" style:justify-single-word="false" fo:text-indent="0cm" style:auto-text-indent="false"/>
      <style:text-properties style:font-name="Arial" fo:font-size="16pt" fo:font-style="italic" officeooo:paragraph-rsid="0010fa2e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6pt" fo:font-style="normal" officeooo:rsid="00199c5f" officeooo:paragraph-rsid="0012b487" style:font-size-asian="16pt" style:font-style-asian="normal" style:font-size-complex="16pt" style:font-style-complex="normal"/>
    </style:style>
    <style:style style:name="P20" style:family="paragraph" style:parent-style-name="Style_20_de_20_dessin_20_par_20_défau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officeooo:rsid="0012b487" officeooo:paragraph-rsid="00173b96" style:font-size-asian="16pt" style:font-size-complex="16pt"/>
    </style:style>
    <style:style style:name="P21" style:family="paragraph" style:parent-style-name="Style_20_de_20_dessin_20_par_20_défau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officeooo:paragraph-rsid="00173b96" style:font-size-asian="16pt" style:font-size-complex="16pt"/>
    </style:style>
    <style:style style:name="P22" style:family="paragraph" style:parent-style-name="Style_20_de_20_dessin_20_par_20_défaut">
      <style:paragraph-properties fo:line-height="150%" fo:text-align="justify" style:justify-single-word="false"/>
      <style:text-properties style:font-name="Arial" fo:font-size="16pt" officeooo:paragraph-rsid="00173b96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bc0" style:font-weight-asian="bold" style:font-weight-complex="bold"/>
    </style:style>
    <style:style style:name="T4" style:family="text">
      <style:text-properties fo:font-weight="bold" officeooo:rsid="0014b99c" style:font-weight-asian="bold" style:font-weight-complex="bold"/>
    </style:style>
    <style:style style:name="T5" style:family="text">
      <style:text-properties fo:font-weight="bold" officeooo:rsid="002996d0" style:font-weight-asian="bold" style:font-weight-complex="bold"/>
    </style:style>
    <style:style style:name="T6" style:family="text">
      <style:text-properties fo:font-weight="bold" officeooo:rsid="0007e11f" style:font-weight-asian="bold" style:font-weight-complex="bold"/>
    </style:style>
    <style:style style:name="T7" style:family="text">
      <style:text-properties fo:font-weight="bold" officeooo:rsid="0037078a" style:font-weight-asian="bold" style:font-weight-complex="bold"/>
    </style:style>
    <style:style style:name="T8" style:family="text">
      <style:text-properties fo:font-weight="bold" officeooo:rsid="000a6ba6" style:font-weight-asian="bold" style:font-weight-complex="bold"/>
    </style:style>
    <style:style style:name="T9" style:family="text">
      <style:text-properties fo:font-weight="bold" officeooo:rsid="000bc0b6" style:font-weight-asian="bold" style:font-weight-complex="bold"/>
    </style:style>
    <style:style style:name="T10" style:family="text">
      <style:text-properties fo:font-weight="bold" officeooo:rsid="000ac50d" style:font-weight-asian="bold" style:font-weight-complex="bold"/>
    </style:style>
    <style:style style:name="T11" style:family="text">
      <style:text-properties fo:font-weight="bold" officeooo:rsid="00173b96" style:font-weight-asian="bold" style:font-weight-complex="bold"/>
    </style:style>
    <style:style style:name="T12" style:family="text">
      <style:text-properties fo:font-weight="bold" officeooo:rsid="0012b487" style:font-weight-asian="bold" style:font-weight-complex="bold"/>
    </style:style>
    <style:style style:name="T13" style:family="text">
      <style:text-properties fo:font-weight="bold" officeooo:rsid="00199c5f" style:font-weight-asian="bold" style:font-weight-complex="bold"/>
    </style:style>
    <style:style style:name="T14" style:family="text">
      <style:text-properties fo:font-weight="bold" officeooo:rsid="00144a91" style:font-weight-asian="bold" style:font-weight-complex="bold"/>
    </style:style>
    <style:style style:name="T15" style:family="text">
      <style:text-properties fo:font-weight="bold" officeooo:rsid="0015687e" style:font-weight-asian="bold" style:font-weight-complex="bold"/>
    </style:style>
    <style:style style:name="T16" style:family="text">
      <style:text-properties fo:font-weight="bold" style:font-weight-asian="bold" style:font-weight-complex="normal"/>
    </style:style>
    <style:style style:name="T17" style:family="text">
      <style:text-properties fo:font-weight="bold" style:font-name-asian="Symbol" style:font-weight-asian="bold" style:font-name-complex="Symbol" style:font-weight-complex="bold"/>
    </style:style>
    <style:style style:name="T18" style:family="text">
      <style:text-properties fo:font-weight="bold" officeooo:rsid="000ac50d" style:font-name-asian="Symbol" style:font-weight-asian="bold" style:font-name-complex="Symbo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9453" style:font-weight-asian="normal" style:font-weight-complex="normal"/>
    </style:style>
    <style:style style:name="T21" style:family="text">
      <style:text-properties fo:font-weight="normal" officeooo:rsid="0014b99c" style:font-weight-asian="normal" style:font-weight-complex="normal"/>
    </style:style>
    <style:style style:name="T22" style:family="text">
      <style:text-properties fo:font-weight="normal" officeooo:rsid="001a4f4f" style:font-weight-asian="normal" style:font-weight-complex="normal"/>
    </style:style>
    <style:style style:name="T23" style:family="text">
      <style:text-properties fo:font-weight="normal" officeooo:rsid="002c53c9" style:font-weight-asian="normal" style:font-weight-complex="normal"/>
    </style:style>
    <style:style style:name="T24" style:family="text">
      <style:text-properties fo:font-weight="normal" officeooo:rsid="0037078a" style:font-weight-asian="normal" style:font-weight-complex="normal"/>
    </style:style>
    <style:style style:name="T25" style:family="text">
      <style:text-properties fo:font-weight="normal" officeooo:rsid="000857e4" style:font-weight-asian="normal" style:font-weight-complex="normal"/>
    </style:style>
    <style:style style:name="T26" style:family="text">
      <style:text-properties fo:font-weight="normal" officeooo:rsid="00468088" style:font-weight-asian="normal" style:font-weight-complex="normal"/>
    </style:style>
    <style:style style:name="T27" style:family="text">
      <style:text-properties fo:font-weight="normal" officeooo:rsid="00093b0a" style:font-weight-asian="normal" style:font-weight-complex="normal"/>
    </style:style>
    <style:style style:name="T28" style:family="text">
      <style:text-properties fo:font-weight="normal" officeooo:rsid="000bc0b6" style:font-weight-asian="normal" style:font-weight-complex="normal"/>
    </style:style>
    <style:style style:name="T29" style:family="text">
      <style:text-properties fo:font-weight="normal" officeooo:rsid="0015687e" style:font-weight-asian="normal" style:font-weight-complex="normal"/>
    </style:style>
    <style:style style:name="T30" style:family="text">
      <style:text-properties fo:font-weight="normal" officeooo:rsid="00173b96" style:font-weight-asian="normal" style:font-weight-complex="normal"/>
    </style:style>
    <style:style style:name="T31" style:family="text">
      <style:text-properties fo:font-weight="normal" style:font-name-asian="Symbol" style:font-weight-asian="normal" style:font-name-complex="Symbol" style:font-weight-complex="normal"/>
    </style:style>
    <style:style style:name="T32" style:family="text">
      <style:text-properties fo:font-weight="normal" officeooo:rsid="000a6ba6" style:font-name-asian="Symbol" style:font-weight-asian="normal" style:font-name-complex="Symbol" style:font-weight-complex="normal"/>
    </style:style>
    <style:style style:name="T33" style:family="text">
      <style:text-properties fo:font-weight="normal" officeooo:rsid="000ac50d" style:font-name-asian="Symbol" style:font-weight-asian="normal" style:font-name-complex="Symbo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079903" style:font-style-asian="italic" style:font-style-complex="italic"/>
    </style:style>
    <style:style style:name="T38" style:family="text">
      <style:text-properties fo:font-style="italic" officeooo:rsid="0007e11f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14b99c"/>
    </style:style>
    <style:style style:name="T41" style:family="text">
      <style:text-properties officeooo:rsid="002996d0"/>
    </style:style>
    <style:style style:name="T42" style:family="text">
      <style:text-properties style:font-name-asian="Symbol" style:font-name-complex="Symbol"/>
    </style:style>
    <style:style style:name="T43" style:family="text">
      <style:text-properties officeooo:rsid="000a6ba6" style:font-name-asian="Symbol" style:font-name-complex="Symbol"/>
    </style:style>
    <style:style style:name="T44" style:family="text">
      <style:text-properties officeooo:rsid="000ac50d" style:font-name-asian="Symbol" style:font-name-complex="Symbol"/>
    </style:style>
    <style:style style:name="T45" style:family="text">
      <style:text-properties officeooo:rsid="00446ba2"/>
    </style:style>
    <style:style style:name="T46" style:family="text">
      <style:text-properties officeooo:rsid="00079903"/>
    </style:style>
    <style:style style:name="T47" style:family="text">
      <style:text-properties officeooo:rsid="0007e11f"/>
    </style:style>
    <style:style style:name="T48" style:family="text">
      <style:text-properties officeooo:rsid="000a6ba6"/>
    </style:style>
    <style:style style:name="T49" style:family="text">
      <style:text-properties officeooo:rsid="000ac50d"/>
    </style:style>
    <style:style style:name="T50" style:family="text">
      <style:text-properties officeooo:rsid="000bc0b6"/>
    </style:style>
    <style:style style:name="T51" style:family="text">
      <style:text-properties officeooo:rsid="0015687e"/>
    </style:style>
    <style:style style:name="T5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5687e" style:letter-kerning="true" style:font-name-asian="Tahoma" style:font-style-asian="normal" style:font-weight-asian="normal" style:font-name-complex="Liberation Sans3" style:text-emphasize="none"/>
    </style:style>
    <style:style style:name="T5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5687e" style:letter-kerning="true" style:font-name-asian="Tahoma" style:font-style-asian="normal" style:font-weight-asian="normal" style:font-name-complex="Liberation Sans3" style:font-weight-complex="normal" style:text-emphasize="none"/>
    </style:style>
    <style:style style:name="T5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15687e" style:letter-kerning="true" style:font-name-asian="Tahoma" style:font-style-asian="normal" style:font-weight-asian="bold" style:font-name-complex="Liberation Sans3" style:font-weight-complex="bold" style:text-emphasize="none"/>
    </style:style>
    <style:style style:name="T55" style:family="text">
      <style:text-properties officeooo:rsid="0018db70"/>
    </style:style>
    <style:style style:name="T56" style:family="text">
      <style:text-properties officeooo:rsid="00199c5f"/>
    </style:style>
    <style:style style:name="T57" style:family="text">
      <style:text-properties officeooo:rsid="001a01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3</text:span><text:span text:style-name="T10">. </text:span><text:span text:style-name="T13">L’inconscient freudien comme système de représentations refoulées</text:span></text:p>
      <text:p text:style-name="P13"><text:span text:style-name="T3"><text:tab/></text:span><text:span text:style-name="T13">a</text:span><text:span text:style-name="T14">. Le refoulement </text:span><text:span text:style-name="T8">comme définition de l’inconscient</text:span></text:p>
      <text:p text:style-name="P16"/>
      <text:p text:style-name="P4"><text:span text:style-name="T46"><text:tab/>Pour Freud, l’inconscient est défini par le fait que certains</text:span> processus mentaux <text:span text:style-name="T2">bloquent</text:span> <text:span text:style-name="T2">activement</text:span> le passage de certaines pensées <text:span text:style-name="T56">(désirs, souvenirs...)</text:span> à la conscience. <text:span text:style-name="T21">Ce processus de « blocage », Freud l'appelle le </text:span><text:span text:style-name="T4">refoulement</text:span><text:span text:style-name="T21">.</text:span></text:p>
      <text:p text:style-name="P9"/>
      <table:table table:name="Tableau1" table:style-name="Tableau1">
        <table:table-column table:style-name="Tableau1.A"/>
        <table:table-row table:style-name="TableLine1803380793728">
          <table:table-cell table:style-name="Tableau1.A1" office:value-type="string">
            <text:p text:style-name="P17"><text:span text:style-name="T40">Def : </text:span><text:span text:style-name="T21">Le </text:span><text:span text:style-name="T40">refoulement</text:span><text:span text:style-name="T21"> désigne le processus psychique inconscient par lequel certain</text:span><text:span text:style-name="T22">e</text:span><text:span text:style-name="T21">s </text:span><text:span text:style-name="T22">pulsions</text:span><text:span text:style-name="T21"> (notamment sexuel</text:span><text:span text:style-name="T22">le</text:span><text:span text:style-name="T21">s) sont maintenu</text:span><text:span text:style-name="T20">e</text:span><text:span text:style-name="T21">s activement hors du regard de la conscience, en particulier quand ces </text:span><text:span text:style-name="T23">pulsions</text:span><text:span text:style-name="T21"> sont incompatibles avec les valeurs et les normes </text:span><text:span text:style-name="T23">(</text:span><text:span text:style-name="T21">sociales et morales</text:span><text:span text:style-name="T23">)</text:span><text:span text:style-name="T21"> du sujet.</text:span></text:p>
          </table:table-cell>
        </table:table-row>
      </table:table>
      <text:p text:style-name="P9"/>
      <text:p text:style-name="P5"><text:span text:style-name="T46"><text:tab/>Dans la plupart des cas, le r</text:span>efoulement <text:span text:style-name="T46">est</text:span> <text:span text:style-name="T48">un processus très utile, dans la mesure où il</text:span> <text:span text:style-name="T48">nous permet d’avoir des comportements</text:span> compatibles avec la vie en sociét<text:span text:style-name="T41">é. Le problème, pourtant, vient du fait que les pulsions</text:span><text:span text:style-name="T43"> </text:span><text:span text:style-name="T42">qui </text:span><text:span text:style-name="T44">ont</text:span><text:span text:style-name="T42"> été refoulée</text:span><text:span text:style-name="T44">s</text:span><text:span text:style-name="T42"> </text:span><text:span text:style-name="T17">ne dispara</text:span><text:span text:style-name="T18">issent</text:span><text:span text:style-name="T17"> pas. </text:span><text:span text:style-name="T32">Quoiqu’elles ne puisse</text:span><text:span text:style-name="T33">nt</text:span><text:span text:style-name="T32"> pas devenir </text:span><text:span text:style-name="T33">elles-mêmes </text:span><text:span text:style-name="T32">conscientes, elles influencent cependant indirectement notre </text:span><text:span text:style-name="T33">vie </text:span><text:span text:style-name="T32">conscien</text:span><text:span text:style-name="T33">t</text:span><text:span text:style-name="T32">e : elles </text:span><text:span text:style-name="T33">se manifestent sous la forme</text:span><text:span text:style-name="T32"> </text:span><text:span text:style-name="T33">de</text:span><text:span text:style-name="T32"> rêves, </text:span><text:span text:style-name="T33">de</text:span><text:span text:style-name="T32"> phobies, </text:span><text:span text:style-name="T33">d’</text:span><text:span text:style-name="T32">obsessions, </text:span><text:span text:style-name="T33">d’</text:span><text:span text:style-name="T32">actes manqués, etc. </text:span><text:span text:style-name="T31"><text:s/></text:span><text:span text:style-name="T33">Quand la </text:span>pulsion <text:span text:style-name="T45">refoulée</text:span> est <text:span text:style-name="T49">trop </text:span>forte (<text:span text:style-name="T46">c’est souvent le cas des</text:span> pulsions sexuelles refoulées), <text:span text:style-name="T49">son effet indirect va être envahissant, de sorte qu’il peut</text:span> <text:span text:style-name="T46">empêcher le sujet de vivre normalement</text:span>. <text:span text:style-name="T46">Dans ce cas, il </text:span>appar<text:span text:style-name="T46">aît</text:span> <text:span text:style-name="T46">des</text:span> maladies de l'esprit particulières : <text:span text:style-name="T46">l</text:span>es <text:span text:style-name="T2">névroses</text:span>.</text:p>
      <text:p text:style-name="P4"/>
      <table:table table:name="Tableau2" table:style-name="Tableau2">
        <table:table-column table:style-name="Tableau2.A"/>
        <text:soft-page-break/>
        <table:table-row table:style-name="TableLine1803380801616">
          <table:table-cell table:style-name="Tableau2.A1" office:value-type="string">
            <text:p text:style-name="P14"><text:span text:style-name="T5">Def :</text:span><text:span text:style-name="T41"> </text:span>La <text:span text:style-name="T2">névrose</text:span> est un genre très large de troubles du comportement (phobies, hystéries, obsessions...) causés par un conflit psychique refoulé.</text:p>
          </table:table-cell>
        </table:table-row>
      </table:table>
      <text:p text:style-name="P1"/>
      <text:p text:style-name="P5"><text:tab/><text:span text:style-name="T49">Quand il se transforme en </text:span><text:span text:style-name="T6">névrose</text:span><text:span text:style-name="T47">, le refoulement entraîne de l’</text:span>angoisse et <text:span text:style-name="T47">de la </text:span>culpabilité. <text:span text:style-name="T19">C'est à ce niveau que l</text:span><text:span text:style-name="T24">e</text:span><text:span text:style-name="T19"> psychanalyste va intervenir : </text:span><text:span text:style-name="T2">pour mettre fin à la névrose, </text:span><text:span text:style-name="T7">il</text:span><text:span text:style-name="T2"> va tenter de mettre fin au refoulement</text:span><text:span text:style-name="T19">.</text:span></text:p>
      <text:p text:style-name="P8"><text:span text:style-name="T37"/></text:p>
      <text:p text:style-name="P8"><text:span text:style-name="T37"><text:tab/>Freud envisage cependant un autre destin possible pour les pulsions refoulées : c’est la </text:span><text:span text:style-name="T39">sublimation</text:span><text:span text:style-name="T36">. </text:span><text:span text:style-name="T38">La sublimation désigne le processus psychique au cours duquel l</text:span><text:span text:style-name="T36">es frustrations et </text:span><text:span text:style-name="T38">l</text:span><text:span text:style-name="T36">es désirs irréalisables </text:span><text:span text:style-name="T38">du sujet vont</text:span><text:span text:style-name="T36"> prendre une nouvelle forme, méconnaissable ; </text:span><text:span text:style-name="T38">le sujet va réinvestir dans des projets de création l’énergie</text:span><text:span text:style-name="T36"> liée à </text:span><text:span text:style-name="T38">ses</text:span><text:span text:style-name="T36"> pulsion</text:span><text:span text:style-name="T38">s</text:span><text:span text:style-name="T36"> sexuelle</text:span><text:span text:style-name="T38">s</text:span><text:span text:style-name="T36">. Pour Freud, </text:span><text:span text:style-name="T38">même si </text:span><text:span text:style-name="T36">la création littéraire, artistique et intellectuelle n'ont </text:span><text:span text:style-name="T38">apparemment </text:span><text:span text:style-name="T36">aucun rapport avec la sexualité, </text:span><text:span text:style-name="T38">c’est bien de là qu’ils</text:span><text:span text:style-name="T36"> tirent leur force.</text:span></text:p>
      <text:p text:style-name="P18">→<text:span text:style-name="T50"> intéressant pour la notion de </text:span><text:span text:style-name="T9">désir</text:span><text:span text:style-name="T50"> &amp; </text:span><text:span text:style-name="T28">d’</text:span><text:span text:style-name="T9">art</text:span></text:p>
      <text:p text:style-name="P15"/>
      <text:p text:style-name="P6"><text:span text:style-name="T9"><text:tab/></text:span><text:span text:style-name="T30">Pour</text:span><text:span text:style-name="T11"> </text:span><text:span text:style-name="T30">mettre fin aux symptômes névrotiques, il faut mettre fin au refoulement. Freud élabore donc une forme de thérapie (la </text:span><text:span text:style-name="T11">psychanalyse</text:span><text:span text:style-name="T30">) consacrée à cela : e</text:span><text:span text:style-name="T25">lle se pratique exclusivement par la parole. </text:span><text:span text:style-name="T19">Le psychanalyste </text:span><text:span text:style-name="T25">se place</text:span><text:span text:style-name="T19"> en position médiate entre l'inconscient et le conscient d</text:span><text:span text:style-name="T26">u</text:span><text:span text:style-name="T19"> patient, et </text:span><text:span text:style-name="T27">tente de</text:span><text:span text:style-name="T19"> faire passer le contenu refoulé de l'un à l'autre, </text:span><text:span text:style-name="T30">en travaillant longuement certaines scènes centrales pour le psychisme du patient. Les </text:span><text:span text:style-name="T11">rêves</text:span><text:span text:style-name="T30"> et les </text:span><text:soft-page-break/><text:span text:style-name="T30">associations d’idées permettent d’identifier la façon dont l’inconscient du patient est structuré.</text:span></text:p>
      <text:p text:style-name="P22"><text:span text:style-name="T15"/></text:p>
      <text:p text:style-name="P22"><text:span text:style-name="T15">Conclusion</text:span></text:p>
      <text:p text:style-name="P21"/>
      <text:p text:style-name="P21"><text:tab/><text:span text:style-name="T56">Notre identité personnelle ne peut pas faire l’objet d’un savoir solide et certain, mais nous pouvons par introspection identifier ce qui nous définit </text:span><text:span text:style-name="T57">profondément </text:span>: notre <text:span text:style-name="T1">conscience</text:span> et notre <text:span text:style-name="T1">liberté</text:span>.</text:p>
      <text:p text:style-name="P21"><text:span text:style-name="T51"><text:tab/></text:span><text:span text:style-name="T52">P</text:span><text:span text:style-name="T51">our autant, </text:span><text:span text:style-name="T57">cette connaissance intime que nous avons de notre propre essence est aussi une méconnaissance : nous perception de nous-même est partielle, et nous ignorons facilement qu’il y a</text:span><text:span text:style-name="T51"> l’obscurité en nous, construite par notre passé et nos affects. </text:span><text:span text:style-name="T52">C</text:span><text:span text:style-name="T51">ette obscurité, pour être dissipée, demande une expérience de soi et un long travail d’interprétation critique. Dans ce travail, le regard d’autrui est essentiel : lui seul peut nous décentrer de nos certitudes </text:span><text:span text:style-name="T52">illusoires</text:span><text:span text:style-name="T51">.</text:span></text:p>
      <text:p text:style-name="P20"><text:span text:style-name="T19"><text:tab/></text:span><text:span text:style-name="T29">Si cette obscurité à soi n</text:span><text:span text:style-name="T53">e peut jamais totalement être dissipée, cela signifie qu’ê</text:span><text:span text:style-name="T19">tre sujet n</text:span><text:span text:style-name="T53">e peut impliquer</text:span><text:span text:style-name="T19"> ni une parfaite connaissance de ce que nous sommes, ni une liberté absolue : nous sommes soumis à des déterminismes que nous ignorons, et </text:span><text:span text:style-name="T35">qui nous font agir</text:span><text:span text:style-name="T19"> bien plus que nous agissons. </text:span><text:span text:style-name="T54">I</text:span><text:span text:style-name="T16">l faut concevoir la subjectivité comme une destination</text:span><text:span text:style-name="T19">, quelque chose vers quoi nous devons tendre par </text:span><text:span text:style-name="T16">une plus grande connaissance du monde et de nous-mêm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, Arial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ces" style:family="paragraph" style:default-outline-level="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7T13:28:19.783000000</meta:creation-date>
    <dc:date>2022-12-09T13:01:56.943000000</dc:date>
    <meta:editing-duration>PT55M35S</meta:editing-duration>
    <meta:editing-cycles>12</meta:editing-cycles>
    <meta:generator>LibreOffice/7.2.5.2$Windows_X86_64 LibreOffice_project/499f9727c189e6ef3471021d6132d4c694f357e5</meta:generator>
    <meta:document-statistic meta:table-count="2" meta:image-count="0" meta:object-count="0" meta:page-count="3" meta:paragraph-count="14" meta:word-count="623" meta:character-count="4051" meta:non-whitespace-character-count="3432"/>
  </office:meta>
</office:document-meta>
</file>